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ServerFactory.configureCacheEventLogger( Properties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moteCacheServerFactory.startTheRegistry( int registryPort , RemoteCacheServerAttributes rcs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moteCacheServerFactory.startup( String host , int port , String propFi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RemoteCacheServerFactory.configureManuallyIfValuesArePresent( Properties prop , RemoteCacheServerAttributes rcsa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RemoteCacheServerFactory.registerServer( String host , int port , String servic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moteCacheServerFactory.getRemoteCache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Factory.main( String [ ] arg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RemoteCacheServerFactory.RemoteCacheServ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Factory.configureObjectSpecificCustomFactory( Properties pro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moteCacheServerFactory.setServiceName( String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hreadFactory.newThread( Runnable ru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moteCacheServerFactory.configureRemoteCacheServerAttributes( Properties 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moteCacheServerFactory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Factory.configureServerAttributes( String prop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moteCacheServerFactory.shutdownImpl( String host , int po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